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3.2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1in"/>
    </style:style>
    <style:style style:name="co6" style:family="table-column">
      <style:table-column-properties fo:break-before="auto" style:column-width="2.7181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ackground-color="#99ff66" fo:border="0.06pt solid #000000"/>
      <style:text-properties style:use-window-font-color="true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00" fo:border="0.06pt solid #000000"/>
    </style:style>
    <style:style style:name="ce9" style:family="table-cell" style:parent-style-name="Default">
      <style:table-cell-properties fo:background-color="#33ff99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row table:style-name="ro1"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-th Fibonacc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 all digits of a numb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 all divisors of an integ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eck if integer is prim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ck if a number has a prime number of divisor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e there n sevens in a row?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teger Palindrome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umber containing a single digit?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mber containing all digits?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s number balanced?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unting substring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owels in a string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nsonants in a str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rn a number into a list of digit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rn a list of digits into a number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ggest difference between two number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creasing sequence?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screasing sequence?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Zero Insertio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um Numbers in Matrix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Matrix Bombing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Hack Numbers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aN Expa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terations of NaN Expan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Integer prime factorizatio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culate coin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hat is the sign?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5" table:default-cell-style-name="ce2"/>
        <table:table-column table:style-name="co6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ount word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que word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oup B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am and Egg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duce file pat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^nb^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implify fraction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rt array of fraction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ibonacci lis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Is member of nth fibonacci list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Goldbach Conjectur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gic Squar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s sudoku solved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3:26:16.309482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0T01:25:20.563782009</dc:date>
    <meta:editing-duration>PT6H56M8S</meta:editing-duration>
    <meta:editing-cycles>4</meta:editing-cycles>
    <meta:document-statistic meta:table-count="2" meta:cell-count="80" meta:object-count="0"/>
  </office:meta>
</office:document-meta>
</file>